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74cm"/>
    </style:style>
    <style:style style:name="co2" style:family="table-column">
      <style:table-column-properties fo:break-before="auto" style:column-width="2.4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Matt.UBS5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/>
          <table:table-cell office:value-type="string" calcext:value-type="string">
            <text:p>Matt.1.7-8</text:p>
          </table:table-cell>
          <table:table-cell office:value-type="string" calcext:value-type="string">
            <text:p>Matt.1.10</text:p>
          </table:table-cell>
          <table:table-cell office:value-type="string" calcext:value-type="string">
            <text:p>Matt.1.11</text:p>
          </table:table-cell>
          <table:table-cell office:value-type="string" calcext:value-type="string">
            <text:p>Matt.1.16</text:p>
          </table:table-cell>
          <table:table-cell office:value-type="string" calcext:value-type="string">
            <text:p>Matt.1.18.1</text:p>
          </table:table-cell>
          <table:table-cell office:value-type="string" calcext:value-type="string">
            <text:p>Matt.1.18.2</text:p>
          </table:table-cell>
          <table:table-cell office:value-type="string" calcext:value-type="string">
            <text:p>Matt.1.25</text:p>
          </table:table-cell>
          <table:table-cell office:value-type="string" calcext:value-type="string">
            <text:p>Matt.2.18</text:p>
          </table:table-cell>
          <table:table-cell office:value-type="string" calcext:value-type="string">
            <text:p>Matt.3.16.1</text:p>
          </table:table-cell>
          <table:table-cell office:value-type="string" calcext:value-type="string">
            <text:p>Matt.3.16.2</text:p>
          </table:table-cell>
          <table:table-cell office:value-type="string" calcext:value-type="string">
            <text:p>Matt.4.10</text:p>
          </table:table-cell>
          <table:table-cell office:value-type="string" calcext:value-type="string">
            <text:p>Matt.4.17</text:p>
          </table:table-cell>
          <table:table-cell office:value-type="string" calcext:value-type="string">
            <text:p>Matt.5.4</text:p>
          </table:table-cell>
          <table:table-cell office:value-type="string" calcext:value-type="string">
            <text:p>Matt.5.11</text:p>
          </table:table-cell>
          <table:table-cell office:value-type="string" calcext:value-type="string">
            <text:p>Matt.5.22</text:p>
          </table:table-cell>
          <table:table-cell office:value-type="string" calcext:value-type="string">
            <text:p>Matt.5.32</text:p>
          </table:table-cell>
          <table:table-cell office:value-type="string" calcext:value-type="string">
            <text:p>Matt.5.44.1</text:p>
          </table:table-cell>
          <table:table-cell office:value-type="string" calcext:value-type="string">
            <text:p>Matt.5.44.2</text:p>
          </table:table-cell>
          <table:table-cell office:value-type="string" calcext:value-type="string">
            <text:p>Matt.5.47</text:p>
          </table:table-cell>
          <table:table-cell office:value-type="string" calcext:value-type="string">
            <text:p>Matt.6.4</text:p>
          </table:table-cell>
          <table:table-cell office:value-type="string" calcext:value-type="string">
            <text:p>Matt.6.6</text:p>
          </table:table-cell>
          <table:table-cell office:value-type="string" calcext:value-type="string">
            <text:p>Matt.6.8</text:p>
          </table:table-cell>
          <table:table-cell office:value-type="string" calcext:value-type="string">
            <text:p>Matt.6.13</text:p>
          </table:table-cell>
          <table:table-cell office:value-type="string" calcext:value-type="string">
            <text:p>Matt.6.15</text:p>
          </table:table-cell>
          <table:table-cell office:value-type="string" calcext:value-type="string">
            <text:p>Matt.6.18</text:p>
          </table:table-cell>
          <table:table-cell office:value-type="string" calcext:value-type="string">
            <text:p>Matt.6.25</text:p>
          </table:table-cell>
          <table:table-cell office:value-type="string" calcext:value-type="string">
            <text:p>Matt.6.28</text:p>
          </table:table-cell>
          <table:table-cell office:value-type="string" calcext:value-type="string">
            <text:p>Matt.6.33</text:p>
          </table:table-cell>
          <table:table-cell office:value-type="string" calcext:value-type="string">
            <text:p>Matt.7.13</text:p>
          </table:table-cell>
          <table:table-cell office:value-type="string" calcext:value-type="string">
            <text:p>Matt.7.14.1</text:p>
          </table:table-cell>
          <table:table-cell office:value-type="string" calcext:value-type="string">
            <text:p>Matt.7.14.2</text:p>
          </table:table-cell>
          <table:table-cell office:value-type="string" calcext:value-type="string">
            <text:p>Matt.7.24</text:p>
          </table:table-cell>
          <table:table-cell office:value-type="string" calcext:value-type="string">
            <text:p>Matt.8.10</text:p>
          </table:table-cell>
          <table:table-cell office:value-type="string" calcext:value-type="string">
            <text:p>Matt.8.18</text:p>
          </table:table-cell>
          <table:table-cell office:value-type="string" calcext:value-type="string">
            <text:p>Matt.8.21</text:p>
          </table:table-cell>
          <table:table-cell office:value-type="string" calcext:value-type="string">
            <text:p>Matt.8.25.1</text:p>
          </table:table-cell>
          <table:table-cell office:value-type="string" calcext:value-type="string">
            <text:p>Matt.8.25.2</text:p>
          </table:table-cell>
          <table:table-cell office:value-type="string" calcext:value-type="string">
            <text:p>Matt.8.28</text:p>
          </table:table-cell>
          <table:table-cell office:value-type="string" calcext:value-type="string">
            <text:p>att 9.4</text:p>
          </table:table-cell>
          <table:table-cell office:value-type="string" calcext:value-type="string">
            <text:p>Matt.9.8</text:p>
          </table:table-cell>
          <table:table-cell office:value-type="string" calcext:value-type="string">
            <text:p>Matt.9.14</text:p>
          </table:table-cell>
          <table:table-cell office:value-type="string" calcext:value-type="string">
            <text:p>Matt.9.34</text:p>
          </table:table-cell>
          <table:table-cell office:value-type="string" calcext:value-type="string">
            <text:p>Matt.10.3</text:p>
          </table:table-cell>
          <table:table-cell office:value-type="string" calcext:value-type="string">
            <text:p>Matt.10.23</text:p>
          </table:table-cell>
          <table:table-cell office:value-type="string" calcext:value-type="string">
            <text:p>Matt.11.2</text:p>
          </table:table-cell>
          <table:table-cell office:value-type="string" calcext:value-type="string">
            <text:p>Matt.11.9</text:p>
          </table:table-cell>
          <table:table-cell office:value-type="string" calcext:value-type="string">
            <text:p>Matt.11.15</text:p>
          </table:table-cell>
          <table:table-cell office:value-type="string" calcext:value-type="string">
            <text:p>Matt.11.17</text:p>
          </table:table-cell>
          <table:table-cell office:value-type="string" calcext:value-type="string">
            <text:p>Matt.11.19</text:p>
          </table:table-cell>
          <table:table-cell office:value-type="string" calcext:value-type="string">
            <text:p>Matt.11.23.1</text:p>
          </table:table-cell>
          <table:table-cell office:value-type="string" calcext:value-type="string">
            <text:p>Matt.11.23.2</text:p>
          </table:table-cell>
          <table:table-cell office:value-type="string" calcext:value-type="string">
            <text:p>Matt.11.27</text:p>
          </table:table-cell>
          <table:table-cell office:value-type="string" calcext:value-type="string">
            <text:p>Matt.12.4</text:p>
          </table:table-cell>
          <table:table-cell office:value-type="string" calcext:value-type="string">
            <text:p>Matt.12.15</text:p>
          </table:table-cell>
          <table:table-cell office:value-type="string" calcext:value-type="string">
            <text:p>Matt.12.25</text:p>
          </table:table-cell>
          <table:table-cell office:value-type="string" calcext:value-type="string">
            <text:p>Matt.12.47</text:p>
          </table:table-cell>
          <table:table-cell office:value-type="string" calcext:value-type="string">
            <text:p>Matt.13.9</text:p>
          </table:table-cell>
          <table:table-cell office:value-type="string" calcext:value-type="string">
            <text:p>Matt.13.13</text:p>
          </table:table-cell>
          <table:table-cell office:value-type="string" calcext:value-type="string">
            <text:p>Matt.13.35.1</text:p>
          </table:table-cell>
          <table:table-cell office:value-type="string" calcext:value-type="string">
            <text:p>Matt.13.35.2</text:p>
          </table:table-cell>
          <table:table-cell office:value-type="string" calcext:value-type="string">
            <text:p>Matt.13.43</text:p>
          </table:table-cell>
          <table:table-cell office:value-type="string" calcext:value-type="string">
            <text:p>Matt.13.55</text:p>
          </table:table-cell>
          <table:table-cell office:value-type="string" calcext:value-type="string">
            <text:p>Matt.14.3</text:p>
          </table:table-cell>
          <table:table-cell office:value-type="string" calcext:value-type="string">
            <text:p>Matt.14.9</text:p>
          </table:table-cell>
          <table:table-cell office:value-type="string" calcext:value-type="string">
            <text:p>Matt.14.24</text:p>
          </table:table-cell>
          <table:table-cell office:value-type="string" calcext:value-type="string">
            <text:p>Matt.14.29</text:p>
          </table:table-cell>
          <table:table-cell office:value-type="string" calcext:value-type="string">
            <text:p>Matt.14.30</text:p>
          </table:table-cell>
          <table:table-cell office:value-type="string" calcext:value-type="string">
            <text:p>Matt.15.4</text:p>
          </table:table-cell>
          <table:table-cell office:value-type="string" calcext:value-type="string">
            <text:p>Matt.15.6.1</text:p>
          </table:table-cell>
          <table:table-cell office:value-type="string" calcext:value-type="string">
            <text:p>Matt.15.6.2</text:p>
          </table:table-cell>
          <table:table-cell office:value-type="string" calcext:value-type="string">
            <text:p>Matt.15.14</text:p>
          </table:table-cell>
          <table:table-cell office:value-type="string" calcext:value-type="string">
            <text:p>Matt.15.15</text:p>
          </table:table-cell>
          <table:table-cell office:value-type="string" calcext:value-type="string">
            <text:p>Matt.15.31</text:p>
          </table:table-cell>
          <table:table-cell office:value-type="string" calcext:value-type="string">
            <text:p>Matt.15.39</text:p>
          </table:table-cell>
          <table:table-cell office:value-type="string" calcext:value-type="string">
            <text:p>Matt.16.2-3</text:p>
          </table:table-cell>
          <table:table-cell office:value-type="string" calcext:value-type="string">
            <text:p>Matt.16.12</text:p>
          </table:table-cell>
          <table:table-cell office:value-type="string" calcext:value-type="string">
            <text:p>Matt.16.13</text:p>
          </table:table-cell>
          <table:table-cell office:value-type="string" calcext:value-type="string">
            <text:p>Matt.16.20</text:p>
          </table:table-cell>
          <table:table-cell office:value-type="string" calcext:value-type="string">
            <text:p>Matt.16.27</text:p>
          </table:table-cell>
          <table:table-cell office:value-type="string" calcext:value-type="string">
            <text:p>Matt.17.2</text:p>
          </table:table-cell>
          <table:table-cell office:value-type="string" calcext:value-type="string">
            <text:p>Matt.17.4</text:p>
          </table:table-cell>
          <table:table-cell office:value-type="string" calcext:value-type="string">
            <text:p>Matt.17.20.1</text:p>
          </table:table-cell>
          <table:table-cell office:value-type="string" calcext:value-type="string">
            <text:p>Matt.17.20.2</text:p>
          </table:table-cell>
          <table:table-cell office:value-type="string" calcext:value-type="string">
            <text:p>Matt.17.22</text:p>
          </table:table-cell>
          <table:table-cell office:value-type="string" calcext:value-type="string">
            <text:p>Matt.17.26</text:p>
          </table:table-cell>
          <table:table-cell office:value-type="string" calcext:value-type="string">
            <text:p>Matt.18.10</text:p>
          </table:table-cell>
          <table:table-cell office:value-type="string" calcext:value-type="string">
            <text:p>Matt.18.14</text:p>
          </table:table-cell>
          <table:table-cell office:value-type="string" calcext:value-type="string">
            <text:p>Matt.18.15</text:p>
          </table:table-cell>
          <table:table-cell office:value-type="string" calcext:value-type="string">
            <text:p>Matt.18.19</text:p>
          </table:table-cell>
          <table:table-cell office:value-type="string" calcext:value-type="string">
            <text:p>Matt.18.26</text:p>
          </table:table-cell>
          <table:table-cell office:value-type="string" calcext:value-type="string">
            <text:p>Matt.19.4</text:p>
          </table:table-cell>
          <table:table-cell office:value-type="string" calcext:value-type="string">
            <text:p>Matt.19.9.1</text:p>
          </table:table-cell>
          <table:table-cell office:value-type="string" calcext:value-type="string">
            <text:p>Matt.19.9.2</text:p>
          </table:table-cell>
          <table:table-cell office:value-type="string" calcext:value-type="string">
            <text:p>Matt.19.10</text:p>
          </table:table-cell>
          <table:table-cell office:value-type="string" calcext:value-type="string">
            <text:p>Matt.19.11</text:p>
          </table:table-cell>
          <table:table-cell office:value-type="string" calcext:value-type="string">
            <text:p>Matt.19.16</text:p>
          </table:table-cell>
          <table:table-cell office:value-type="string" calcext:value-type="string">
            <text:p>Matt.19.17</text:p>
          </table:table-cell>
          <table:table-cell office:value-type="string" calcext:value-type="string">
            <text:p>Matt.19.20</text:p>
          </table:table-cell>
          <table:table-cell office:value-type="string" calcext:value-type="string">
            <text:p>Matt.19.24</text:p>
          </table:table-cell>
          <table:table-cell office:value-type="string" calcext:value-type="string">
            <text:p>Matt.19.29.1</text:p>
          </table:table-cell>
          <table:table-cell office:value-type="string" calcext:value-type="string">
            <text:p>Matt.19.29.2</text:p>
          </table:table-cell>
          <table:table-cell office:value-type="string" calcext:value-type="string">
            <text:p>Matt.20.10</text:p>
          </table:table-cell>
          <table:table-cell office:value-type="string" calcext:value-type="string">
            <text:p>Matt.20.15</text:p>
          </table:table-cell>
          <table:table-cell office:value-type="string" calcext:value-type="string">
            <text:p>Matt.20.16</text:p>
          </table:table-cell>
          <table:table-cell office:value-type="string" calcext:value-type="string">
            <text:p>Matt.20.17</text:p>
          </table:table-cell>
          <table:table-cell office:value-type="string" calcext:value-type="string">
            <text:p>Matt.20.22</text:p>
          </table:table-cell>
          <table:table-cell office:value-type="string" calcext:value-type="string">
            <text:p>Matt.20.23</text:p>
          </table:table-cell>
          <table:table-cell office:value-type="string" calcext:value-type="string">
            <text:p>Matt.20.26</text:p>
          </table:table-cell>
          <table:table-cell office:value-type="string" calcext:value-type="string">
            <text:p>Matt.20.30</text:p>
          </table:table-cell>
          <table:table-cell office:value-type="string" calcext:value-type="string">
            <text:p>Matt.20.31</text:p>
          </table:table-cell>
          <table:table-cell office:value-type="string" calcext:value-type="string">
            <text:p>Matt.21.12</text:p>
          </table:table-cell>
          <table:table-cell office:value-type="string" calcext:value-type="string">
            <text:p>Matt.21.29-31</text:p>
          </table:table-cell>
          <table:table-cell office:value-type="string" calcext:value-type="string">
            <text:p>Matt.21.39</text:p>
          </table:table-cell>
          <table:table-cell office:value-type="string" calcext:value-type="string">
            <text:p>Matt.21.44</text:p>
          </table:table-cell>
          <table:table-cell office:value-type="string" calcext:value-type="string">
            <text:p>Matt.22.10</text:p>
          </table:table-cell>
          <table:table-cell office:value-type="string" calcext:value-type="string">
            <text:p>Matt.22.23</text:p>
          </table:table-cell>
          <table:table-cell office:value-type="string" calcext:value-type="string">
            <text:p>Matt.22.30</text:p>
          </table:table-cell>
          <table:table-cell office:value-type="string" calcext:value-type="string">
            <text:p>Matt.22.32</text:p>
          </table:table-cell>
          <table:table-cell office:value-type="string" calcext:value-type="string">
            <text:p>Matt.22.35</text:p>
          </table:table-cell>
          <table:table-cell office:value-type="string" calcext:value-type="string">
            <text:p>Matt.23.4</text:p>
          </table:table-cell>
          <table:table-cell office:value-type="string" calcext:value-type="string">
            <text:p>Matt.23.9</text:p>
          </table:table-cell>
          <table:table-cell office:value-type="string" calcext:value-type="string">
            <text:p>Matt.23.13</text:p>
          </table:table-cell>
          <table:table-cell office:value-type="string" calcext:value-type="string">
            <text:p>Matt.23.19</text:p>
          </table:table-cell>
          <table:table-cell office:value-type="string" calcext:value-type="string">
            <text:p>Matt.23.23</text:p>
          </table:table-cell>
          <table:table-cell office:value-type="string" calcext:value-type="string">
            <text:p>Matt.23.25</text:p>
          </table:table-cell>
          <table:table-cell office:value-type="string" calcext:value-type="string">
            <text:p>Matt.23.26</text:p>
          </table:table-cell>
          <table:table-cell office:value-type="string" calcext:value-type="string">
            <text:p>Matt.23.38</text:p>
          </table:table-cell>
          <table:table-cell office:value-type="string" calcext:value-type="string">
            <text:p>Matt.24.6</text:p>
          </table:table-cell>
          <table:table-cell office:value-type="string" calcext:value-type="string">
            <text:p>Matt.24.7</text:p>
          </table:table-cell>
          <table:table-cell office:value-type="string" calcext:value-type="string">
            <text:p>Matt.24.31</text:p>
          </table:table-cell>
          <table:table-cell office:value-type="string" calcext:value-type="string">
            <text:p>Matt.24.36</text:p>
          </table:table-cell>
          <table:table-cell office:value-type="string" calcext:value-type="string">
            <text:p>Matt.24.38</text:p>
          </table:table-cell>
          <table:table-cell office:value-type="string" calcext:value-type="string">
            <text:p>Matt.24.42</text:p>
          </table:table-cell>
          <table:table-cell office:value-type="string" calcext:value-type="string">
            <text:p>Matt.25.1</text:p>
          </table:table-cell>
          <table:table-cell office:value-type="string" calcext:value-type="string">
            <text:p>Matt.25.13</text:p>
          </table:table-cell>
          <table:table-cell office:value-type="string" calcext:value-type="string">
            <text:p>Matt.25.15-16</text:p>
          </table:table-cell>
          <table:table-cell office:value-type="string" calcext:value-type="string">
            <text:p>Matt.26.20</text:p>
          </table:table-cell>
          <table:table-cell office:value-type="string" calcext:value-type="string">
            <text:p>Matt.26.27</text:p>
          </table:table-cell>
          <table:table-cell office:value-type="string" calcext:value-type="string">
            <text:p>Matt.26.28</text:p>
          </table:table-cell>
          <table:table-cell office:value-type="string" calcext:value-type="string">
            <text:p>Matt.26.71</text:p>
          </table:table-cell>
          <table:table-cell office:value-type="string" calcext:value-type="string">
            <text:p>Matt.27.2</text:p>
          </table:table-cell>
          <table:table-cell office:value-type="string" calcext:value-type="string">
            <text:p>Matt.27.4</text:p>
          </table:table-cell>
          <table:table-cell office:value-type="string" calcext:value-type="string">
            <text:p>Matt.27.9</text:p>
          </table:table-cell>
          <table:table-cell office:value-type="string" calcext:value-type="string">
            <text:p>Matt.27.10</text:p>
          </table:table-cell>
          <table:table-cell office:value-type="string" calcext:value-type="string">
            <text:p>Matt.27.16</text:p>
          </table:table-cell>
          <table:table-cell office:value-type="string" calcext:value-type="string">
            <text:p>Matt.27.17</text:p>
          </table:table-cell>
          <table:table-cell office:value-type="string" calcext:value-type="string">
            <text:p>Matt.27.24</text:p>
          </table:table-cell>
          <table:table-cell office:value-type="string" calcext:value-type="string">
            <text:p>Matt.27.28</text:p>
          </table:table-cell>
          <table:table-cell office:value-type="string" calcext:value-type="string">
            <text:p>Matt.27.29</text:p>
          </table:table-cell>
          <table:table-cell office:value-type="string" calcext:value-type="string">
            <text:p>Matt.27.35</text:p>
          </table:table-cell>
          <table:table-cell office:value-type="string" calcext:value-type="string">
            <text:p>Matt.27.40</text:p>
          </table:table-cell>
          <table:table-cell office:value-type="string" calcext:value-type="string">
            <text:p>Matt.27.45</text:p>
          </table:table-cell>
          <table:table-cell office:value-type="string" calcext:value-type="string">
            <text:p>Matt.27.49</text:p>
          </table:table-cell>
          <table:table-cell office:value-type="string" calcext:value-type="string">
            <text:p>Matt.28.6</text:p>
          </table:table-cell>
          <table:table-cell office:value-type="string" calcext:value-type="string">
            <text:p>Matt.28.8</text:p>
          </table:table-cell>
          <table:table-cell office:value-type="string" calcext:value-type="string">
            <text:p>Matt.28.9</text:p>
          </table:table-cell>
          <table:table-cell office:value-type="string" calcext:value-type="string">
            <text:p>Matt.28.11</text:p>
          </table:table-cell>
          <table:table-cell office:value-type="string" calcext:value-type="string">
            <text:p>Matt.28.15</text:p>
          </table:table-cell>
          <table:table-cell office:value-type="string" calcext:value-type="string">
            <text:p>Matt.28.20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table:number-columns-repeated="153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21</text:p>
          </table:table-cell>
          <table:table-cell table:number-columns-repeated="54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04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62</text:p>
          </table:table-cell>
          <table:table-cell table:number-columns-repeated="51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0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64</text:p>
          </table:table-cell>
          <table:table-cell table:number-columns-repeated="1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44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70</text:p>
          </table:table-cell>
          <table:table-cell table:number-columns-repeated="51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106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103</text:p>
          </table:table-cell>
          <table:table-cell table:number-columns-repeated="61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96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Aleph</text:p>
          </table:table-cell>
          <table:table-cell table:number-columns-repeated="8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15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Aleph-1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2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11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3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Aleph-2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5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15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1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6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B-1</text:p>
          </table:table-cell>
          <table:table-cell table:number-columns-repeated="4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13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B-2</text:p>
          </table:table-cell>
          <table:table-cell table:number-columns-repeated="29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8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92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6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6" office:value-type="string" calcext:value-type="string">
            <text:p>1</text:p>
          </table:table-cell>
          <table:table-cell table:number-columns-repeated="14"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C-1</text:p>
          </table:table-cell>
          <table:table-cell table:number-columns-repeated="49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0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C-2</text:p>
          </table:table-cell>
          <table:table-cell table:number-columns-repeated="10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2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93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C-3</text:p>
          </table:table-cell>
          <table:table-cell table:number-columns-repeated="4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14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6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7" office:value-type="string" calcext:value-type="string">
            <text:p>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7"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D-c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14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D-supp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5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D-Luke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156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6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39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11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4" office:value-type="string" calcext:value-type="string">
            <text:p>NA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7" office:value-type="string" calcext:value-type="string">
            <text:p>NA</text:p>
          </table:table-cell>
          <table:table-cell table:number-columns-repeated="5" office:value-type="string" calcext:value-type="string">
            <text:p>1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/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96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Delta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6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Thet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5"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6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073</text:p>
          </table:table-cell>
          <table:table-cell table:number-columns-repeated="64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087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>NA</text:p>
          </table:table-cell>
          <table:table-cell/>
          <table:table-cell table:number-columns-repeated="124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0106</text:p>
          </table:table-cell>
          <table:table-cell table:number-columns-repeated="60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0118</text:p>
          </table:table-cell>
          <table:table-cell table:number-columns-repeated="51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0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0170</text:p>
          </table:table-cell>
          <table:table-cell table:number-columns-repeated="21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11" office:value-type="string" calcext:value-type="string">
            <text:p>NA</text:p>
          </table:table-cell>
          <table:table-cell/>
          <table:table-cell table:number-columns-repeated="124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0171</text:p>
          </table:table-cell>
          <table:table-cell table:number-columns-repeated="43" office:value-type="string" calcext:value-type="string">
            <text:p>NA</text:p>
          </table:table-cell>
          <table:table-cell office:value-type="string" calcext:value-type="string">
            <text:p>5</text:p>
          </table:table-cell>
          <table:table-cell table:number-columns-repeated="115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0233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/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0233-c</text:p>
          </table:table-cell>
          <table:table-cell table:number-columns-repeated="2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6" office:value-type="string" calcext:value-type="string">
            <text:p>NA</text:p>
          </table:table-cell>
          <table:table-cell/>
          <table:table-cell table:number-columns-repeated="124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0242</text:p>
          </table:table-cell>
          <table:table-cell table:number-columns-repeated="3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1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98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0250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98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f-1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11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6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7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f-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6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57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9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13</text:p>
          </table:table-cell>
          <table:table-cell table:number-columns-repeated="42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9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17</text:p>
          </table:table-cell>
          <table:table-cell table:number-columns-repeated="2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36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28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/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92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3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table:number-columns-repeated="9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157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180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205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6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565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6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579</text:p>
          </table:table-cell>
          <table:table-cell table:number-columns-repeated="2" office:value-type="string" calcext:value-type="string">
            <text:p>2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6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597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7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6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700-c</text:p>
          </table:table-cell>
          <table:table-cell table:number-columns-repeated="29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31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9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828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9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828-c</text:p>
          </table:table-cell>
          <table:table-cell table:number-columns-repeated="3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22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892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6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3</text:p>
          </table:table-cell>
          <table:table-cell table:number-columns-repeated="6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6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892-c</text:p>
          </table:table-cell>
          <table:table-cell table:number-columns-repeated="10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104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892-mg</text:p>
          </table:table-cell>
          <table:table-cell table:number-columns-repeated="21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13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1006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1010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1071</text:p>
          </table:table-cell>
          <table:table-cell table:number-columns-repeated="5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1241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1243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1253</text:p>
          </table:table-cell>
          <table:table-cell table:number-columns-repeated="22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11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30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93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1292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1342</text:p>
          </table:table-cell>
          <table:table-cell table:number-columns-repeated="3" office:value-type="string" calcext:value-type="string">
            <text:p>2</text:p>
          </table:table-cell>
          <table:table-cell table:number-columns-repeated="9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1424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1505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1689</text:p>
          </table:table-cell>
          <table:table-cell table:number-columns-repeated="6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94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Byz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E-c</text:p>
          </table:table-cell>
          <table:table-cell table:number-columns-repeated="38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2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8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20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8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N-c</text:p>
          </table:table-cell>
          <table:table-cell table:number-columns-repeated="5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05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O</text:p>
          </table:table-cell>
          <table:table-cell table:number-columns-repeated="28"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table:number-columns-repeated="1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0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96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32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1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92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Sigma</text:p>
          </table:table-cell>
          <table:table-cell table:number-columns-repeated="3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6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ect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ect-AD</text:p>
          </table:table-cell>
          <table:table-cell table:number-columns-repeated="2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9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6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7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3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25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76</text:p>
          </table:table-cell>
          <table:table-cell table:number-columns-repeated="17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0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8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0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127</text:p>
          </table:table-cell>
          <table:table-cell table:number-columns-repeated="35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23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18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8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9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2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9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8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0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253</text:p>
          </table:table-cell>
          <table:table-cell table:number-columns-repeated="2" office:value-type="string" calcext:value-type="string">
            <text:p>1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7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5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93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292</text:p>
          </table:table-cell>
          <table:table-cell table:number-columns-repeated="4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1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384</text:p>
          </table:table-cell>
          <table:table-cell table:number-columns-repeated="35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1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0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387</text:p>
          </table:table-cell>
          <table:table-cell table:number-columns-repeated="21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32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9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524</text:p>
          </table:table-cell>
          <table:table-cell table:number-columns-repeated="17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25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547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2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563</text:p>
          </table:table-cell>
          <table:table-cell table:number-columns-repeated="17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4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67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6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2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67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7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2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751</text:p>
          </table:table-cell>
          <table:table-cell table:number-columns-repeated="29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2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770</text:p>
          </table:table-cell>
          <table:table-cell table:number-columns-repeated="35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1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0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773</text:p>
          </table:table-cell>
          <table:table-cell table:number-columns-repeated="35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1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0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81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6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15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858</text:p>
          </table:table-cell>
          <table:table-cell table:number-columns-repeated="17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3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859</text:p>
          </table:table-cell>
          <table:table-cell table:number-columns-repeated="21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2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866</text:p>
          </table:table-cell>
          <table:table-cell table:number-columns-repeated="1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2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890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4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950</text:p>
          </table:table-cell>
          <table:table-cell table:number-columns-repeated="48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0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1016</text:p>
          </table:table-cell>
          <table:table-cell table:number-columns-repeated="1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33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1074</text:p>
          </table:table-cell>
          <table:table-cell table:number-columns-repeated="21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1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1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13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122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0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2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1552</text:p>
          </table:table-cell>
          <table:table-cell table:number-columns-repeated="29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0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7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9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162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14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1780</text:p>
          </table:table-cell>
          <table:table-cell table:number-columns-repeated="35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1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92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t-a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t-au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table:number-columns-repeated="14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t-b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6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t-c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t-d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table:number-columns-repeated="16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t-d-Luke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156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t-e</text:p>
          </table:table-cell>
          <table:table-cell table:number-columns-repeated="56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t-f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table:number-columns-repeated="7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7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t-ff-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table:number-columns-repeated="7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6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t-ff-2</text:p>
          </table:table-cell>
          <table:table-cell table:number-columns-repeated="47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t-g-1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7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t-h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6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92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t-k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95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t-l</text:p>
          </table:table-cell>
          <table:table-cell table:number-columns-repeated="7"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t-mu</text:p>
          </table:table-cell>
          <table:table-cell table:number-columns-repeated="41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116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t-pi</text:p>
          </table:table-cell>
          <table:table-cell table:number-columns-repeated="20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3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9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t-q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t-q-c</text:p>
          </table:table-cell>
          <table:table-cell table:number-columns-repeated="61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9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vg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table:number-columns-repeated="7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/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vg-cl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2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9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vg-st</text:p>
          </table:table-cell>
          <table:table-cell table:number-columns-repeated="27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3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vg-ww</text:p>
          </table:table-cell>
          <table:table-cell table:number-columns-repeated="2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3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syr-c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6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0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6"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syr-s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syr-p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7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syr-h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syr-h-mg</text:p>
          </table:table-cell>
          <table:table-cell office:value-type="string" calcext:value-type="string">
            <text:p>1</text:p>
          </table:table-cell>
          <table:table-cell table:number-columns-repeated="30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11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syr-h-*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48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syr-pal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table:number-columns-repeated="7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92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cop-sa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/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5" office:value-type="string" calcext:value-type="string">
            <text:p>1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cop-meg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cop-bo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/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cop-fay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15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4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table:number-columns-repeated="9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arm</text:p>
          </table:table-cell>
          <table:table-cell table:number-columns-repeated="6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eth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eth-ro</text:p>
          </table:table-cell>
          <table:table-cell table:number-columns-repeated="4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8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94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eth-pp</text:p>
          </table:table-cell>
          <table:table-cell table:number-columns-repeated="16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</text:p>
          </table:table-cell>
          <table:table-cell table:number-columns-repeated="30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94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eth-TH</text:p>
          </table:table-cell>
          <table:table-cell table:number-columns-repeated="1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15" office:value-type="string" calcext:value-type="string">
            <text:p>NA</text:p>
          </table:table-cell>
          <table:table-cell office:value-type="string" calcext:value-type="string">
            <text:p>5</text:p>
          </table:table-cell>
          <table:table-cell table:number-columns-repeated="27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94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geo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6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table:number-columns-repeated="9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geo-1</text:p>
          </table:table-cell>
          <table:table-cell table:number-columns-repeated="16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6"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geo-2</text:p>
          </table:table-cell>
          <table:table-cell table:number-columns-repeated="16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18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table:number-columns-repeated="18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0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geo-A</text:p>
          </table:table-cell>
          <table:table-cell table:number-columns-repeated="2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3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geo-B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0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3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slav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table:number-columns-repeated="6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Diatessaron 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1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12" office:value-type="string" calcext:value-type="string">
            <text:p>NA</text:p>
          </table:table-cell>
          <table:table-cell office:value-type="string" calcext:value-type="string">
            <text:p>6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03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Diatessaron-arm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8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9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Diatessaron-syr</text:p>
          </table:table-cell>
          <table:table-cell table:number-columns-repeated="10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8" office:value-type="string" calcext:value-type="string">
            <text:p>NA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9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Didache</text:p>
          </table:table-cell>
          <table:table-cell table:number-columns-repeated="22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36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Adamantius</text:p>
          </table:table-cell>
          <table:table-cell table:number-columns-repeated="16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3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0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Ambro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3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10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106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Ambrosiaster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7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2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9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Amphilochius</text:p>
          </table:table-cell>
          <table:table-cell table:number-columns-repeated="6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9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Apollinaris</text:p>
          </table:table-cell>
          <table:table-cell table:number-columns-repeated="37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1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Apostolic Constitutions</text:p>
          </table:table-cell>
          <table:table-cell table:number-columns-repeated="1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2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116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Arsenius</text:p>
          </table:table-cell>
          <table:table-cell table:number-columns-repeated="16" office:value-type="string" calcext:value-type="string">
            <text:p>NA</text:p>
          </table:table-cell>
          <table:table-cell table:number-columns-repeated="2" office:value-type="string" calcext:value-type="string">
            <text:p>3</text:p>
          </table:table-cell>
          <table:table-cell table:number-columns-repeated="14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Asterius</text:p>
          </table:table-cell>
          <table:table-cell table:number-columns-repeated="10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48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Athanasius</text:p>
          </table:table-cell>
          <table:table-cell table:number-columns-repeated="10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4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16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0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Athenagoras</text:p>
          </table:table-cell>
          <table:table-cell table:number-columns-repeated="1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14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August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8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table:number-columns-repeated="9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Basil</text:p>
          </table:table-cell>
          <table:table-cell table:number-columns-repeated="8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0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92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Chromatius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3</text:p>
          </table:table-cell>
          <table:table-cell table:number-columns-repeated="5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12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Chrysostom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Clement</text:p>
          </table:table-cell>
          <table:table-cell table:number-columns-repeated="16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table:number-columns-repeated="9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table:number-columns-repeated="1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9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Cyprian</text:p>
          </table:table-cell>
          <table:table-cell table:number-columns-repeated="1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12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Cyri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1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5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Cyril-Jerusalem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41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0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Didymu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3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table:number-columns-repeated="1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1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Docetists</text:p>
          </table:table-cell>
          <table:table-cell table:number-columns-repeated="5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02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Epiphani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0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1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Eusebian Canons</text:p>
          </table:table-cell>
          <table:table-cell table:number-columns-repeated="1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46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Eusebius</text:p>
          </table:table-cell>
          <table:table-cell table:number-columns-repeated="4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table:number-columns-repeated="3" office:value-type="string" calcext:value-type="string">
            <text:p>2</text:p>
          </table:table-cell>
          <table:table-cell table:number-columns-repeated="1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5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Evagrius</text:p>
          </table:table-cell>
          <table:table-cell table:number-columns-repeated="25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3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Faustus-Milevis</text:p>
          </table:table-cell>
          <table:table-cell table:number-columns-repeated="16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14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Gaudentiu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5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1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92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Gregory-Elvira</text:p>
          </table:table-cell>
          <table:table-cell table:number-columns-repeated="29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table:number-columns-repeated="128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Gregory-Nyssa</text:p>
          </table:table-cell>
          <table:table-cell table:number-columns-repeated="1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0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0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Hesychius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NA</text:p>
          </table:table-cell>
          <table:table-cell table:number-columns-repeated="3" office:value-type="string" calcext:value-type="string">
            <text:p>2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0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9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Hilary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6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98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Hippolytu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3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renaeus-gr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14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Irenaeus-lat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2"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9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Jerome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9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John-Damascus</text:p>
          </table:table-cell>
          <table:table-cell table:number-columns-repeated="2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0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Justin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9" office:value-type="string" calcext:value-type="string">
            <text:p>NA</text:p>
          </table:table-cell>
          <table:table-cell office:value-type="string" calcext:value-type="string">
            <text:p>5</text:p>
          </table:table-cell>
          <table:table-cell table:number-columns-repeated="18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0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Juvencus</text:p>
          </table:table-cell>
          <table:table-cell table:number-columns-repeated="41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1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ucifer</text:p>
          </table:table-cell>
          <table:table-cell table:number-columns-repeated="13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1</text:p>
          </table:table-cell>
          <table:table-cell table:number-columns-repeated="12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2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Marcellus</text:p>
          </table:table-cell>
          <table:table-cell table:number-columns-repeated="51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0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Macarius/Symeon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4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128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Marcus-Eremita</text:p>
          </table:table-cell>
          <table:table-cell table:number-columns-repeated="11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3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Naassenes</text:p>
          </table:table-cell>
          <table:table-cell table:number-columns-repeated="28" office:value-type="string" calcext:value-type="string">
            <text:p>NA</text:p>
          </table:table-cell>
          <table:table-cell table:number-columns-repeated="3" office:value-type="string" calcext:value-type="string">
            <text:p>2</text:p>
          </table:table-cell>
          <table:table-cell table:number-columns-repeated="2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02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Nestoriu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48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Nilus</text:p>
          </table:table-cell>
          <table:table-cell table:number-columns-repeated="17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28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Origen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5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Origen-lat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27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9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elagius</text:p>
          </table:table-cell>
          <table:table-cell table:number-columns-repeated="50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98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eter-Alexandria</text:p>
          </table:table-cell>
          <table:table-cell table:number-columns-repeated="10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3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15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etilianus</text:p>
          </table:table-cell>
          <table:table-cell table:number-columns-repeated="43" office:value-type="string" calcext:value-type="string">
            <text:p>NA</text:p>
          </table:table-cell>
          <table:table-cell office:value-type="string" calcext:value-type="string">
            <text:p>6</text:p>
          </table:table-cell>
          <table:table-cell table:number-columns-repeated="115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etrus-Chrysologus</text:p>
          </table:table-cell>
          <table:table-cell table:number-columns-repeated="2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34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hilo-Carpasia</text:p>
          </table:table-cell>
          <table:table-cell table:number-columns-repeated="26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12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orphyry</text:p>
          </table:table-cell>
          <table:table-cell table:number-columns-repeated="58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0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roclus</text:p>
          </table:table-cell>
          <table:table-cell table:number-columns-repeated="6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/>
          <table:table-cell office:value-type="string" calcext:value-type="string">
            <text:p>1</text:p>
          </table:table-cell>
          <table:table-cell table:number-columns-repeated="14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s-Athanasius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3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06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s-Clementines</text:p>
          </table:table-cell>
          <table:table-cell table:number-columns-repeated="51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9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s-Eustathius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16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38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s-Hippolytus</text:p>
          </table:table-cell>
          <table:table-cell table:number-columns-repeated="8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14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s-Ignatius</text:p>
          </table:table-cell>
          <table:table-cell table:number-columns-repeated="10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48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s-Justin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4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table:number-columns-repeated="128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s-Vigilius</text:p>
          </table:table-cell>
          <table:table-cell table:number-columns-repeated="8" office:value-type="string" calcext:value-type="string">
            <text:p>NA</text:p>
          </table:table-cell>
          <table:table-cell table:number-columns-repeated="3" office:value-type="string" calcext:value-type="string">
            <text:p>2</text:p>
          </table:table-cell>
          <table:table-cell table:number-columns-repeated="148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Ptolemy-Flora</text:p>
          </table:table-cell>
          <table:table-cell table:number-columns-repeated="6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8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Rufinus</text:p>
          </table:table-cell>
          <table:table-cell table:number-columns-repeated="1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45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Serapion</text:p>
          </table:table-cell>
          <table:table-cell table:number-columns-repeated="2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3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Severian</text:p>
          </table:table-cell>
          <table:table-cell table:number-columns-repeated="11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9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0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Speculum</text:p>
          </table:table-cell>
          <table:table-cell table:number-columns-repeated="8" office:value-type="string" calcext:value-type="string">
            <text:p>NA</text:p>
          </table:table-cell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4" office:value-type="string" calcext:value-type="string">
            <text:p>NA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4"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02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Tertullian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34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0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Theodore-Heraclea</text:p>
          </table:table-cell>
          <table:table-cell table:number-columns-repeated="1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44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Theodoret</text:p>
          </table:table-cell>
          <table:table-cell table:number-columns-repeated="11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0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2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0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Theodotus-Ancyra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153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Theophilus</text:p>
          </table:table-cell>
          <table:table-cell table:number-columns-repeated="16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141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Victorinus-Rome</text:p>
          </table:table-cell>
          <table:table-cell table:number-columns-repeated="51" office:value-type="string" calcext:value-type="string">
            <text:p>NA</text:p>
          </table:table-cell>
          <table:table-cell office:value-type="string" calcext:value-type="string">
            <text:p>1</text:p>
          </table:table-cell>
          <table:table-cell table:number-columns-repeated="10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Zeno</text:p>
          </table:table-cell>
          <table:table-cell table:number-columns-repeated="15" office:value-type="string" calcext:value-type="string">
            <text:p>NA</text:p>
          </table:table-cell>
          <table:table-cell office:value-type="string" calcext:value-type="string">
            <text:p>3</text:p>
          </table:table-cell>
          <table:table-cell table:number-columns-repeated="143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BJ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5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BTI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5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DHH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5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EU</text:p>
          </table:table-cell>
          <table:table-cell office:value-type="string" calcext:value-type="string">
            <text:p>2</text:p>
          </table:table-cell>
          <table:table-cell table:number-columns-repeated="7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table:number-columns-repeated="14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LB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57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NBS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5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NIV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5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REB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NA</text:p>
          </table:table-cell>
          <table:table-cell table:number-columns-repeated="2" office:value-type="string" calcext:value-type="string">
            <text:p>2</text:p>
          </table:table-cell>
          <table:table-cell table:number-columns-repeated="149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TOB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2</text:p>
          </table:table-cell>
          <table:table-cell table:number-columns-repeated="150" office:value-type="string" calcext:value-type="string">
            <text:p>NA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UBS</text:p>
          </table:table-cell>
          <table:table-cell table:number-columns-repeated="159" office:value-type="string" calcext:value-type="string">
            <text:p>1</text:p>
          </table:table-cell>
          <table:table-cell table:number-columns-repeated="864"/>
        </table:table-row>
        <table:table-row table:style-name="ro1">
          <table:table-cell office:value-type="string" calcext:value-type="string">
            <text:p>Blank</text:p>
          </table:table-cell>
          <table:table-cell table:number-columns-repeated="159" office:value-type="string" calcext:value-type="string">
            <text:p>NA</text:p>
          </table:table-cell>
          <table:table-cell table:number-columns-repeated="864"/>
        </table:table-row>
        <table:table-row table:style-name="ro1" table:number-rows-repeated="10483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29T14:45:10.448558256</dc:date>
    <meta:editing-duration>PT52M44S</meta:editing-duration>
    <meta:editing-cycles>7</meta:editing-cycles>
    <meta:generator>LibreOffice/7.3.7.2$Linux_X86_64 LibreOffice_project/30$Build-2</meta:generator>
    <meta:document-statistic meta:table-count="1" meta:cell-count="38541" meta:object-count="0"/>
  </office:meta>
</office:document-meta>
</file>